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ictOperation.isBefore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Oper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victOperation.CacheEvictOperation( CacheEvictOperation . Build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setCacheWide( boolean cacheW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BeforeInvocation( boolean before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ictOperation.isCacheW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